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00000001CCD0764E608A16AEB.png" manifest:media-type="image/png"/>
  <manifest:file-entry manifest:full-path="Pictures/10000188000009EC000002F1BC83F1637BFE3303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.2937in" fo:margin-right="0in" fo:text-indent="0in" style:auto-text-indent="false" fo:background-color="#ffffff"/>
      <style:text-properties fo:color="#000000" loext:opacity="100%" style:font-name="Calibri" fo:language="en" fo:country="US" style:language-asian="en" style:country-asian="US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language="en" fo:country="US" style:language-asian="en" style:country-asian="US"/>
    </style:style>
    <style:style style:name="P3" style:family="paragraph" style:parent-style-name="Standard" style:list-style-name="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.0437in" fo:margin-right="0in" fo:text-indent="0in" style:auto-text-indent="false" fo:background-color="#ffffff"/>
      <style:text-properties style:font-name="Calibri" fo:language="en" fo:country="US" style:language-asian="en" style:country-asian="US"/>
    </style:style>
    <style:style style:name="P5" style:family="paragraph" style:parent-style-name="Standard" style:list-style-name="WWNum1">
      <loext:graphic-properties draw:fill="solid" draw:fill-color="#ffffff"/>
      <style:paragraph-properties fo:background-color="#ffffff"/>
    </style:style>
    <style:style style:name="P6" style:family="paragraph" style:parent-style-name="Standard">
      <style:text-properties fo:color="#000000" loext:opacity="100%" style:font-name="Calibri" fo:font-size="10pt" fo:language="en" fo:country="US" style:font-size-asian="10pt" style:language-asian="en" style:country-asian="US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" fo:font-size="16pt" fo:language="en" fo:country="US" fo:font-weight="bold" style:letter-kerning="true" style:font-size-asian="16pt" style:language-asian="en" style:country-asian="US" style:font-weight-asian="bold" style:font-size-complex="16pt" style:font-weight-complex="bold"/>
    </style:style>
    <style:style style:name="T2" style:family="text">
      <style:text-properties fo:color="#000000" loext:opacity="100%" style:font-name="Calibri" fo:font-size="16pt" fo:language="en" fo:country="US" fo:font-weight="bold" style:letter-kerning="true" style:font-size-asian="16pt" style:language-asian="en" style:country-asian="US" style:font-weight-asian="bold" style:font-weight-complex="bold"/>
    </style:style>
    <style:style style:name="T3" style:family="text">
      <style:text-properties fo:color="#000000" loext:opacity="100%" style:font-name="Calibri" fo:language="en" fo:country="US" style:language-asian="en" style:country-asian="US"/>
    </style:style>
    <style:style style:name="T4" style:family="text">
      <style:text-properties fo:color="#666699" loext:opacity="100%" style:font-name="Calibri" fo:language="en" fo:country="US" style:language-asian="en" style:country-asian="US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T1">Exercise </text:span><text:span text:style-name="T2">“</text:span><text:span text:style-name="T1">The three little pigs</text:span><text:span text:style-name="T2">” (Part I)</text:span></text:h>
      <text:p text:style-name="P4">Fill in the correct form of the adjective or adverb (including comparative and superlative forms)</text:p>
      <text:p text:style-name="P1"/>
      <text:list xml:id="list2182571484" text:style-name="WWNum1">
        <text:list-item>
          <text:p text:style-name="P5"><text:span text:style-name="T3">Once upon a time there were three little pigs who wanted to see the world. When the they left home, their mum gave them some advice: Whatever you do, do it the </text:span><text:span text:style-name="T4">(good)</text:span><text:span text:style-name="T3"> </text:span><draw:frame text:anchor-type="as-char" draw:z-index="0" draw:name="Shape1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best</text:p></draw:image><draw:image xlink:href="Pictures/10000001000000600000001CCD0764E608A16AEB.png" xlink:type="simple" xlink:show="embed" xlink:actuate="onLoad" draw:mime-type="image/png"/></draw:frame><text:span text:style-name="T3">you can. </text:span></text:p>
        </text:list-item>
        <text:list-item>
          <text:p text:style-name="P5"><text:span text:style-name="T3">So the three pigs wandered through the world and were the </text:span><text:span text:style-name="T4">(happy)</text:span><text:span text:style-name="T3"> </text:span><draw:frame text:anchor-type="as-char" draw:z-index="1" draw:name="Shape2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happiest</text:p></draw:image><draw:image xlink:href="Pictures/10000001000000600000001CCD0764E608A16AEB.png" xlink:type="simple" xlink:show="embed" xlink:actuate="onLoad" draw:mime-type="image/png"/></draw:frame><text:span text:style-name="T3">pigs you've ever seen. </text:span></text:p>
        </text:list-item>
        <text:list-item>
          <text:p text:style-name="P5"><text:span text:style-name="T3">They were playing </text:span><text:span text:style-name="T4">(funny)</text:span><text:span text:style-name="T3"> </text:span><draw:frame text:anchor-type="as-char" draw:z-index="2" draw:name="Shape3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funny</text:p></draw:image><draw:image xlink:href="Pictures/10000001000000600000001CCD0764E608A16AEB.png" xlink:type="simple" xlink:show="embed" xlink:actuate="onLoad" draw:mime-type="image/png"/></draw:frame><text:span text:style-name="T3">games all summer long, but then came autumn and each pig wanted to build a house. </text:span></text:p>
        </text:list-item>
        <text:list-item>
          <text:p text:style-name="P5"><text:span text:style-name="T3">The first pig was not only the </text:span><text:span text:style-name="T4">(small)</text:span><text:span text:style-name="T3"> </text:span><draw:frame text:anchor-type="as-char" draw:z-index="3" draw:name="Shape4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smallest</text:p></draw:image><draw:image xlink:href="Pictures/10000001000000600000001CCD0764E608A16AEB.png" xlink:type="simple" xlink:show="embed" xlink:actuate="onLoad" draw:mime-type="image/png"/></draw:frame><text:span text:style-name="T3">but also the </text:span><text:span text:style-name="T4">(lazy)</text:span><text:span text:style-name="T3"> </text:span><draw:frame text:anchor-type="as-char" draw:z-index="4" draw:name="Shape5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laziest</text:p></draw:image><draw:image xlink:href="Pictures/10000001000000600000001CCD0764E608A16AEB.png" xlink:type="simple" xlink:show="embed" xlink:actuate="onLoad" draw:mime-type="image/png"/></draw:frame><text:span text:style-name="T3">of the pigs. </text:span></text:p>
        </text:list-item>
        <text:list-item>
          <text:p text:style-name="P5"><text:span text:style-name="T3">He </text:span><text:span text:style-name="T4">(quick)</text:span><text:span text:style-name="T3"> </text:span><draw:frame text:anchor-type="as-char" draw:z-index="5" draw:name="Shape6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quicly</text:p></draw:image><draw:image xlink:href="Pictures/10000001000000600000001CCD0764E608A16AEB.png" xlink:type="simple" xlink:show="embed" xlink:actuate="onLoad" draw:mime-type="image/png"/></draw:frame><text:span text:style-name="T3">built a house out of straw. </text:span></text:p>
        </text:list-item>
        <text:list-item>
          <text:p text:style-name="P5"><text:span text:style-name="T3">The second pig made his house out of wood which was a bit </text:span><text:span text:style-name="T4">(difficult)</text:span><text:span text:style-name="T3"> </text:span><draw:frame text:anchor-type="as-char" draw:z-index="6" draw:name="Shape7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More diffucult</text:p></draw:image><draw:image xlink:href="Pictures/10000001000000600000001CCD0764E608A16AEB.png" xlink:type="simple" xlink:show="embed" xlink:actuate="onLoad" draw:mime-type="image/png"/></draw:frame><text:span text:style-name="T3">than building a straw house. </text:span></text:p>
        </text:list-item>
        <text:list-item>
          <text:p text:style-name="P5"><text:span text:style-name="T3">The third pig followed his mum's advice and built a strong house out of bricks, which was the </text:span><text:span text:style-name="T4">(difficult)</text:span><text:span text:style-name="T3"> </text:span><draw:frame text:anchor-type="as-char" draw:z-index="7" draw:name="Shape8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Most difficult</text:p></draw:image><draw:image xlink:href="Pictures/10000001000000600000001CCD0764E608A16AEB.png" xlink:type="simple" xlink:show="embed" xlink:actuate="onLoad" draw:mime-type="image/png"/></draw:frame><text:span text:style-name="T3">house to build. </text:span></text:p>
        </text:list-item>
        <text:list-item>
          <text:p text:style-name="P5"><text:span text:style-name="T3">The pig worked very </text:span><text:span text:style-name="T4">(hard)</text:span><text:span text:style-name="T3"> </text:span><draw:frame text:anchor-type="as-char" draw:z-index="8" draw:name="Shape9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hard</text:p></draw:image><draw:image xlink:href="Pictures/10000001000000600000001CCD0764E608A16AEB.png" xlink:type="simple" xlink:show="embed" xlink:actuate="onLoad" draw:mime-type="image/png"/></draw:frame><text:span text:style-name="T3">, but finally got his house ready before winter. </text:span></text:p>
        </text:list-item>
        <text:list-item>
          <text:p text:style-name="P5"><text:span text:style-name="T3">During the cold winter months, the three little pigs lived </text:span><text:span text:style-name="T4">(extreme)</text:span><text:span text:style-name="T3"> </text:span><draw:frame text:anchor-type="as-char" draw:z-index="9" draw:name="Shape10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extreamly</text:p></draw:image><draw:image xlink:href="Pictures/10000001000000600000001CCD0764E608A16AEB.png" xlink:type="simple" xlink:show="embed" xlink:actuate="onLoad" draw:mime-type="image/png"/></draw:frame><text:span text:style-name="T4">(good)</text:span><text:span text:style-name="T3"> </text:span><draw:frame text:anchor-type="as-char" draw:z-index="10" draw:name="Shape11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well</text:p></draw:image><draw:image xlink:href="Pictures/10000001000000600000001CCD0764E608A16AEB.png" xlink:type="simple" xlink:show="embed" xlink:actuate="onLoad" draw:mime-type="image/png"/></draw:frame><text:span text:style-name="T3">in their houses. </text:span></text:p>
        </text:list-item>
        <text:list-item>
          <text:p text:style-name="P5"><text:span text:style-name="T3">They </text:span><text:span text:style-name="T4">(regular)</text:span><text:span text:style-name="T3"> </text:span><draw:frame text:anchor-type="as-char" draw:z-index="11" draw:name="Shape12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regularly</text:p></draw:image><draw:image xlink:href="Pictures/10000001000000600000001CCD0764E608A16AEB.png" xlink:type="simple" xlink:show="embed" xlink:actuate="onLoad" draw:mime-type="image/png"/></draw:frame><text:span text:style-name="T3">visited one another and had the </text:span><text:span text:style-name="T4">(wonderful)</text:span><text:span text:style-name="T3"> </text:span><draw:frame text:anchor-type="as-char" draw:z-index="12" draw:name="Shape13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Most wonderfull</text:p></draw:image><draw:image xlink:href="Pictures/10000001000000600000001CCD0764E608A16AEB.png" xlink:type="simple" xlink:show="embed" xlink:actuate="onLoad" draw:mime-type="image/png"/></draw:frame><text:span text:style-name="T3">time of their lives.</text:span></text:p>
        </text:list-item>
        <text:list-item>
          <text:p text:style-name="P5"><text:span text:style-name="T3">One night, however, a wolf came to the place where the three little pigs lived. It was the </text:span><text:span text:style-name="T4">(horrible)</text:span><text:span text:style-name="T3"> </text:span><draw:frame text:anchor-type="as-char" draw:z-index="13" draw:name="Shape14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horible</text:p></draw:image><draw:image xlink:href="Pictures/10000001000000600000001CCD0764E608A16AEB.png" xlink:type="simple" xlink:show="embed" xlink:actuate="onLoad" draw:mime-type="image/png"/></draw:frame><text:span text:style-name="T3">wolf in the whole wide world. </text:span></text:p>
        </text:list-item>
        <text:list-item>
          <text:p text:style-name="P5"><text:span text:style-name="T3">Being </text:span><text:span text:style-name="T4">(terrible)</text:span><text:span text:style-name="T3"> </text:span><draw:frame text:anchor-type="as-char" draw:z-index="14" draw:name="Shape15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terribly</text:p></draw:image><draw:image xlink:href="Pictures/10000001000000600000001CCD0764E608A16AEB.png" xlink:type="simple" xlink:show="embed" xlink:actuate="onLoad" draw:mime-type="image/png"/></draw:frame><text:span text:style-name="T3">hungry, he went straight to the straw house. </text:span></text:p>
        </text:list-item>
        <text:list-item>
          <text:p text:style-name="P5"><text:span text:style-name="T3">"Let me in, little pig," the wolf shouted out </text:span><text:span text:style-name="T4">(angry)</text:span><text:span text:style-name="T3"> </text:span><text:bookmark-start text:name="_GoBack"/><draw:frame text:anchor-type="as-char" draw:z-index="15" draw:name="Shape16" draw:style-name="gr1" draw:text-style-name="P8" svg:width="0.8441in" svg:height="0.2504in"><draw:image xlink:href="Pictures/10000188000009EC000002F1BC83F1637BFE3303.wmf" xlink:type="simple" xlink:show="embed" xlink:actuate="onLoad" draw:mime-type="image/x-wmf"><text:p text:style-name="P7">angily</text:p></draw:image><draw:image xlink:href="Pictures/10000001000000600000001CCD0764E608A16AEB.png" xlink:type="simple" xlink:show="embed" xlink:actuate="onLoad" draw:mime-type="image/png"/></draw:frame><text:bookmark-end text:name="_GoBack"/><text:span text:style-name="T3">, "or I'll huff and I'll puff and I'll blow your house down!" 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6"><text:soft-page-break/>From: http://www.ego4u.com/en/cram-up/grammar/adjectives-adverbs/three-pig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nl" fo:country="NL" style:font-name-asian="Times New Roman1" style:font-family-asian="'Times New Roman'" style:font-family-generic-asian="system" style:font-pitch-asian="variable" style:font-size-asian="12pt" style:language-asian="nl" style:country-asian="N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9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9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9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.oosterhuis</meta:initial-creator>
    <meta:editing-cycles>5</meta:editing-cycles>
    <meta:creation-date>2013-10-07T07:46:00</meta:creation-date>
    <dc:date>2024-03-12T13:21:30.489543994</dc:date>
    <meta:editing-duration>PT4M39S</meta:editing-duration>
    <meta:generator>LibreOffice/7.3.7.2$Linux_X86_64 LibreOffice_project/30$Build-2</meta:generator>
    <meta:document-statistic meta:table-count="0" meta:image-count="0" meta:object-count="0" meta:page-count="2" meta:paragraph-count="16" meta:word-count="272" meta:character-count="1506" meta:non-whitespace-character-count="1251"/>
    <meta:user-defined meta:name="AppVersion">14.0000</meta:user-defined>
    <meta:user-defined meta:name="Company">Hogeschool Utrecht</meta:user-defined>
    <meta:template xlink:type="simple" xlink:actuate="onRequest" xlink:title="Normal" xlink:href=""/>
  </office:meta>
</office:document-meta>
</file>